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fo:font-weight="bold" officeooo:rsid="001fb447" officeooo:paragraph-rsid="001fb447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fr" fo:country="FR" officeooo:rsid="001fb447" officeooo:paragraph-rsid="001fb447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fo:font-weight="bold" officeooo:rsid="001fb447" officeooo:paragraph-rsid="001fb447" style:font-weight-asian="bold" style:font-weight-complex="bold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officeooo:rsid="00245001" officeooo:paragraph-rsid="00245001" style:font-weight-asian="bold" style:font-weight-complex="bold"/>
    </style:style>
    <style:style style:name="P5" style:family="paragraph" style:parent-style-name="Standard">
      <style:text-properties fo:language="fr" fo:country="FR" officeooo:rsid="00251e54" officeooo:paragraph-rsid="00255648"/>
    </style:style>
    <style:style style:name="P6" style:family="paragraph" style:parent-style-name="Standard">
      <style:text-properties fo:language="fr" fo:country="FR" officeooo:rsid="00262705" officeooo:paragraph-rsid="00262705"/>
    </style:style>
    <style:style style:name="P7" style:family="paragraph" style:parent-style-name="Standard" style:list-style-name="L1">
      <style:text-properties style:text-line-through-style="solid" fo:language="fr" fo:country="FR" officeooo:rsid="001fb447" officeooo:paragraph-rsid="00228ed3"/>
    </style:style>
    <style:style style:name="P8" style:family="paragraph" style:parent-style-name="Standard" style:list-style-name="L1">
      <style:text-properties style:text-line-through-style="solid" fo:language="fr" fo:country="FR" officeooo:rsid="001fb447" officeooo:paragraph-rsid="001fb447"/>
    </style:style>
    <style:style style:name="P9" style:family="paragraph" style:parent-style-name="Standard" style:list-style-name="L1">
      <style:text-properties style:text-line-through-style="solid" fo:language="fr" fo:country="FR" officeooo:rsid="00228ed3" officeooo:paragraph-rsid="00228ed3"/>
    </style:style>
    <style:style style:name="P10" style:family="paragraph" style:parent-style-name="Standard" style:list-style-name="L1">
      <style:text-properties fo:language="fr" fo:country="FR" officeooo:rsid="00228ed3" officeooo:paragraph-rsid="00228ed3"/>
    </style:style>
    <style:style style:name="P11" style:family="paragraph" style:parent-style-name="Standard" style:list-style-name="L1">
      <style:text-properties fo:language="fr" fo:country="FR" officeooo:rsid="001fb447" officeooo:paragraph-rsid="001fb447"/>
    </style:style>
    <style:style style:name="P12" style:family="paragraph" style:parent-style-name="Standard" style:list-style-name="L1">
      <style:text-properties fo:language="fr" fo:country="FR" officeooo:rsid="00210f76" officeooo:paragraph-rsid="00210f76"/>
    </style:style>
    <style:style style:name="P13" style:family="paragraph" style:parent-style-name="Standard" style:list-style-name="L1">
      <style:text-properties fo:language="fr" fo:country="FR" officeooo:rsid="00210f76" officeooo:paragraph-rsid="00228ed3"/>
    </style:style>
    <style:style style:name="P14" style:family="paragraph" style:parent-style-name="Standard" style:list-style-name="L2">
      <style:text-properties fo:language="fr" fo:country="FR" officeooo:rsid="00245001" officeooo:paragraph-rsid="00245001"/>
    </style:style>
    <style:style style:name="P15" style:family="paragraph" style:parent-style-name="Standard" style:list-style-name="L2">
      <style:text-properties fo:language="fr" fo:country="FR" officeooo:rsid="00251e54" officeooo:paragraph-rsid="00251e54"/>
    </style:style>
    <style:style style:name="P16" style:family="paragraph" style:parent-style-name="Standard" style:list-style-name="L2">
      <style:text-properties fo:language="fr" fo:country="FR" officeooo:rsid="00255648" officeooo:paragraph-rsid="00255648"/>
    </style:style>
    <style:style style:name="P17" style:family="paragraph" style:parent-style-name="Standard" style:list-style-name="L2">
      <style:text-properties fo:language="fr" fo:country="FR" officeooo:rsid="00262705" officeooo:paragraph-rsid="00262705"/>
    </style:style>
    <style:style style:name="P18" style:family="paragraph" style:parent-style-name="Standard" style:list-style-name="L2">
      <style:text-properties fo:language="fr" fo:country="FR" officeooo:rsid="002b6ba2" officeooo:paragraph-rsid="002b6ba2"/>
    </style:style>
    <style:style style:name="P19" style:family="paragraph" style:parent-style-name="Standard" style:list-style-name="L2">
      <style:text-properties fo:language="fr" fo:country="FR" officeooo:rsid="002587c1" officeooo:paragraph-rsid="002587c1"/>
    </style:style>
    <style:style style:name="P20" style:family="paragraph" style:parent-style-name="Standard" style:list-style-name="L2">
      <style:text-properties fo:language="fr" fo:country="FR" officeooo:rsid="0027ab56" officeooo:paragraph-rsid="0027ab56"/>
    </style:style>
    <style:style style:name="P21" style:family="paragraph" style:parent-style-name="Standard" style:list-style-name="L2">
      <style:text-properties fo:language="fr" fo:country="FR" officeooo:rsid="002c1327" officeooo:paragraph-rsid="002c1327"/>
    </style:style>
    <style:style style:name="T1" style:family="text">
      <style:text-properties officeooo:rsid="00228ed3"/>
    </style:style>
    <style:style style:name="T2" style:family="text">
      <style:text-properties officeooo:rsid="00239374"/>
    </style:style>
    <style:style style:name="T3" style:family="text">
      <style:text-properties officeooo:rsid="00251e54"/>
    </style:style>
    <style:style style:name="T4" style:family="text">
      <style:text-properties officeooo:rsid="002587c1"/>
    </style:style>
    <style:style style:name="T5" style:family="text">
      <style:text-properties officeooo:rsid="002a7f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Annuaire Gabon</text:p>
      <text:p text:style-name="P2"/>
      <text:p text:style-name="P2"/>
      <text:p text:style-name="P3">Fonctionnalités <text:span text:style-name="T2">souhaitées </text:span>:</text:p>
      <text:list xml:id="list3747851055213191993" text:style-name="L1">
        <text:list-item>
          <text:p text:style-name="P7">Recherche professionnels <text:span text:style-name="T1">directement</text:span></text:p>
        </text:list-item>
        <text:list-item>
          <text:p text:style-name="P9">Recherche en regardant la liste de catégories</text:p>
        </text:list-item>
        <text:list-item>
          <text:p text:style-name="P10">Météo</text:p>
        </text:list-item>
        <text:list-item>
          <text:p text:style-name="P10">Lien avec annuaire des autres villes</text:p>
        </text:list-item>
        <text:list-item>
          <text:p text:style-name="P11">Bons plans et promos</text:p>
        </text:list-item>
        <text:list-item>
          <text:p text:style-name="P8">Recherche :</text:p>
          <text:list>
            <text:list-item>
              <text:p text:style-name="P8">Par nom ou catégorie</text:p>
            </text:list-item>
            <text:list-item>
              <text:p text:style-name="P8">Critères : à côté de moi, une ville en particulier, tout le territoire</text:p>
            </text:list-item>
            <text:list-item>
              <text:p text:style-name="P8">Résultats triés par défaut, notes, géolocalisation, avis</text:p>
            </text:list-item>
            <text:list-item>
              <text:p text:style-name="P8">Résultats filtrés par horaire, budget, type, presta</text:p>
            </text:list-item>
            <text:list-item>
              <text:p text:style-name="P8">Position sur la carte</text:p>
            </text:list-item>
          </text:list>
        </text:list-item>
        <text:list-item>
          <text:p text:style-name="P11">Compte:</text:p>
          <text:list>
            <text:list-item>
              <text:p text:style-name="P8">Login normal ou FB</text:p>
            </text:list-item>
            <text:list-item>
              <text:p text:style-name="P11">Gérer identifiant + mdp</text:p>
            </text:list-item>
            <text:list-item>
              <text:p text:style-name="P11">Consulter mes avis</text:p>
            </text:list-item>
            <text:list-item>
              <text:p text:style-name="P11">Consulter mes points</text:p>
            </text:list-item>
            <text:list-item>
              <text:p text:style-name="P11">Consulter mes badges</text:p>
            </text:list-item>
            <text:list-item>
              <text:p text:style-name="P11">Logout</text:p>
            </text:list-item>
          </text:list>
        </text:list-item>
        <text:list-item>
          <text:p text:style-name="P8">Historique de professionnels consultés et de recherches</text:p>
        </text:list-item>
        <text:list-item>
          <text:p text:style-name="P11">Paramètres</text:p>
          <text:list>
            <text:list-item>
              <text:p text:style-name="P11">Gestion catégories</text:p>
            </text:list-item>
            <text:list-item>
              <text:p text:style-name="P8">Gestion notifications</text:p>
            </text:list-item>
            <text:list-item>
              <text:p text:style-name="P11">Gestion promos</text:p>
            </text:list-item>
            <text:list-item>
              <text:p text:style-name="P9">Effacer cache</text:p>
            </text:list-item>
          </text:list>
        </text:list-item>
        <text:list-item>
          <text:p text:style-name="P8">About page</text:p>
        </text:list-item>
        <text:list-item>
          <text:p text:style-name="P8">FAQ page</text:p>
        </text:list-item>
        <text:list-item>
          <text:p text:style-name="P11">Astuces sur comment utiliser</text:p>
        </text:list-item>
        <text:list-item>
          <text:p text:style-name="P11">Fiche professionnel :</text:p>
          <text:list>
            <text:list-item>
              <text:p text:style-name="P12">Ajout photo</text:p>
            </text:list-item>
            <text:list-item>
              <text:p text:style-name="P12">Ajout contact</text:p>
            </text:list-item>
            <text:list-item>
              <text:p text:style-name="P12">Ecrire Avis</text:p>
            </text:list-item>
            <text:list-item>
              <text:p text:style-name="P12">Partager</text:p>
            </text:list-item>
            <text:list-item>
              <text:p text:style-name="P12">Horaires</text:p>
            </text:list-item>
            <text:list-item>
              <text:p text:style-name="P13">Avis (étoiles + commentaire)</text:p>
            </text:list-item>
            <text:list-item>
              <text:p text:style-name="P13">Coordonnées</text:p>
            </text:list-item>
            <text:list-item>
              <text:p text:style-name="P13"><text:span text:style-name="T1">L</text:span>ogo</text:p>
            </text:list-item>
            <text:list-item>
              <text:p text:style-name="P12">Téléphone</text:p>
            </text:list-item>
            <text:list-item>
              <text:p text:style-name="P12">Email</text:p>
            </text:list-item>
            <text:list-item>
              <text:p text:style-name="P12">Site web</text:p>
            </text:list-item>
            <text:list-item>
              <text:p text:style-name="P12">Itinéraire GPS</text:p>
            </text:list-item>
            <text:list-item>
              <text:p text:style-name="P12">Infos : </text:p>
              <text:list>
                <text:list-item>
                  <text:p text:style-name="P12">Type activité</text:p>
                </text:list-item>
                <text:list-item>
                  <text:p text:style-name="P12">Moyen paiements</text:p>
                </text:list-item>
                <text:list-item>
                  <text:p text:style-name="P12">Description</text:p>
                </text:list-item>
                <text:list-item>
                  <text:p text:style-name="P12"><text:span text:style-name="T5">Services</text:span> fournis</text:p>
                </text:list-item>
              </text:list>
            </text:list-item>
          </text:list>
        </text:list-item>
      </text:list>
      <text:p text:style-name="P4"><text:soft-page-break/>Catégories de professionnels :</text:p>
      <text:list xml:id="list7232762514028851830" text:style-name="L2">
        <text:list-item>
          <text:p text:style-name="P14">Restauration</text:p>
          <text:list>
            <text:list-item>
              <text:p text:style-name="P14">Restaurant.</text:p>
            </text:list-item>
            <text:list-item>
              <text:p text:style-name="P14">Café</text:p>
            </text:list-item>
            <text:list-item>
              <text:p text:style-name="P14">Bar</text:p>
            </text:list-item>
            <text:list-item>
              <text:p text:style-name="P14">Boulangerie / Pâtisserie</text:p>
            </text:list-item>
            <text:list-item>
              <text:p text:style-name="P14">Poissonnier</text:p>
            </text:list-item>
            <text:list-item>
              <text:p text:style-name="P14">Traiteur</text:p>
            </text:list-item>
          </text:list>
        </text:list-item>
        <text:list-item>
          <text:p text:style-name="P14">Hôtellerie</text:p>
        </text:list-item>
        <text:list-item>
          <text:p text:style-name="P14">Médecine</text:p>
          <text:list>
            <text:list-item>
              <text:p text:style-name="P14">Médecin</text:p>
            </text:list-item>
            <text:list-item>
              <text:p text:style-name="P14">Dentiste</text:p>
            </text:list-item>
            <text:list-item>
              <text:p text:style-name="P14">Kinésithérapie</text:p>
            </text:list-item>
            <text:list-item>
              <text:p text:style-name="P14">Hôpital</text:p>
            </text:list-item>
            <text:list-item>
              <text:p text:style-name="P14">Urgences</text:p>
            </text:list-item>
            <text:list-item>
              <text:p text:style-name="P14">Radiologie</text:p>
            </text:list-item>
            <text:list-item>
              <text:p text:style-name="P14">Laboratoire d'analyses</text:p>
            </text:list-item>
            <text:list-item>
              <text:p text:style-name="P14">Vétérinaire</text:p>
            </text:list-item>
            <text:list-item>
              <text:p text:style-name="P15">Pharmacie</text:p>
            </text:list-item>
            <text:list-item>
              <text:p text:style-name="P16">Infirmier</text:p>
            </text:list-item>
            <text:list-item>
              <text:p text:style-name="P16">Ambulance</text:p>
            </text:list-item>
          </text:list>
        </text:list-item>
        <text:list-item>
          <text:p text:style-name="P14">Service<text:span text:style-name="T3">s</text:span></text:p>
          <text:list>
            <text:list-item>
              <text:p text:style-name="P15">Taxi</text:p>
            </text:list-item>
            <text:list-item>
              <text:p text:style-name="P15">Coiffeur</text:p>
            </text:list-item>
            <text:list-item>
              <text:p text:style-name="P15">Cordonnier</text:p>
            </text:list-item>
            <text:list-item>
              <text:p text:style-name="P15">Déménageur</text:p>
            </text:list-item>
            <text:list-item>
              <text:p text:style-name="P15">Esthéticienne</text:p>
            </text:list-item>
            <text:list-item>
              <text:p text:style-name="P15">Fleuriste</text:p>
            </text:list-item>
            <text:list-item>
              <text:p text:style-name="P15">Photographe</text:p>
            </text:list-item>
            <text:list-item>
              <text:p text:style-name="P15">Couturier</text:p>
            </text:list-item>
            <text:list-item>
              <text:p text:style-name="P15">Garagiste</text:p>
            </text:list-item>
            <text:list-item>
              <text:p text:style-name="P15">Comptable</text:p>
            </text:list-item>
            <text:list-item>
              <text:p text:style-name="P15">Avocat</text:p>
            </text:list-item>
            <text:list-item>
              <text:p text:style-name="P15">Femme de ménage</text:p>
            </text:list-item>
            <text:list-item>
              <text:p text:style-name="P15">Garde d'enfant</text:p>
            </text:list-item>
            <text:list-item>
              <text:p text:style-name="P15">Réparateur électronique</text:p>
            </text:list-item>
            <text:list-item>
              <text:p text:style-name="P15">DJ</text:p>
            </text:list-item>
            <text:list-item>
              <text:p text:style-name="P15">Animation</text:p>
            </text:list-item>
          </text:list>
        </text:list-item>
        <text:list-item>
          <text:p text:style-name="P14">Bâtiment</text:p>
          <text:list>
            <text:list-item>
              <text:p text:style-name="P14">Installateur d'air conditionné</text:p>
            </text:list-item>
            <text:list-item>
              <text:p text:style-name="P14">Plombier</text:p>
            </text:list-item>
            <text:list-item>
              <text:p text:style-name="P14">Electricien</text:p>
            </text:list-item>
            <text:list-item>
              <text:p text:style-name="P14">Maçon</text:p>
            </text:list-item>
            <text:list-item>
              <text:p text:style-name="P14">Architecte</text:p>
            </text:list-item>
            <text:list-item>
              <text:p text:style-name="P14">Cosntructeur immobilier</text:p>
            </text:list-item>
            <text:list-item>
              <text:p text:style-name="P14">Alarmes et sécurité</text:p>
            </text:list-item>
            <text:list-item>
              <text:p text:style-name="P14">Designer d'intérieur</text:p>
            </text:list-item>
            <text:list-item>
              <text:p text:style-name="P14">Peintre</text:p>
            </text:list-item>
            <text:list-item>
              <text:p text:style-name="P14">Exterminateur</text:p>
            </text:list-item>
            <text:list-item>
              <text:p text:style-name="P14"><text:soft-page-break/>Installateur sanitaire</text:p>
            </text:list-item>
            <text:list-item>
              <text:p text:style-name="P14">Installateur de piscines</text:p>
            </text:list-item>
            <text:list-item>
              <text:p text:style-name="P14">Poseur de fenêtres</text:p>
            </text:list-item>
            <text:list-item>
              <text:p text:style-name="P14">Canalisateur</text:p>
            </text:list-item>
            <text:list-item>
              <text:p text:style-name="P14">Menuisier</text:p>
            </text:list-item>
            <text:list-item>
              <text:p text:style-name="P15">Agence immobilière</text:p>
            </text:list-item>
            <text:list-item>
              <text:p text:style-name="P15">Serrurier</text:p>
            </text:list-item>
          </text:list>
        </text:list-item>
        <text:list-item>
          <text:p text:style-name="P15">Etablissement publi<text:span text:style-name="T4">que</text:span></text:p>
          <text:list>
            <text:list-item>
              <text:p text:style-name="P15">Mairie</text:p>
            </text:list-item>
            <text:list-item>
              <text:p text:style-name="P15">Hôtel de ville</text:p>
            </text:list-item>
            <text:list-item>
              <text:p text:style-name="P15">Hôtel de police</text:p>
            </text:list-item>
            <text:list-item>
              <text:p text:style-name="P15">Huissier de justice</text:p>
            </text:list-item>
            <text:list-item>
              <text:p text:style-name="P17">Hôtel des impôts</text:p>
            </text:list-item>
            <text:list-item>
              <text:p text:style-name="P18">Eglises</text:p>
            </text:list-item>
          </text:list>
        </text:list-item>
        <text:list-item>
          <text:p text:style-name="P16">Enseignement</text:p>
          <text:list>
            <text:list-item>
              <text:p text:style-name="P19">Ecole</text:p>
            </text:list-item>
            <text:list-item>
              <text:p text:style-name="P19">Université</text:p>
            </text:list-item>
          </text:list>
        </text:list-item>
        <text:list-item>
          <text:p text:style-name="P20">Commerces</text:p>
          <text:list>
            <text:list-item>
              <text:p text:style-name="P20">Banque</text:p>
            </text:list-item>
            <text:list-item>
              <text:p text:style-name="P20">Supermarché</text:p>
            </text:list-item>
            <text:list-item>
              <text:p text:style-name="P20">Assurance</text:p>
            </text:list-item>
            <text:list-item>
              <text:p text:style-name="P20">Tabac</text:p>
            </text:list-item>
            <text:list-item>
              <text:p text:style-name="P20">La poste</text:p>
            </text:list-item>
            <text:list-item>
              <text:p text:style-name="P20">Cinéma</text:p>
            </text:list-item>
            <text:list-item>
              <text:p text:style-name="P20">Boîte de nuit</text:p>
            </text:list-item>
            <text:list-item>
              <text:p text:style-name="P20">Centre commercial</text:p>
            </text:list-item>
            <text:list-item>
              <text:p text:style-name="P20">Location véhicule</text:p>
            </text:list-item>
            <text:list-item>
              <text:p text:style-name="P21">Salle de gym</text:p>
            </text:list-item>
          </text:list>
        </text:list-item>
      </text:list>
      <text:p text:style-name="P5"/>
      <text:p text:style-name="P5"/>
      <text:p text:style-name="P6">More : http://www.pagesjaunes.fr/activit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53:38.050762000</meta:creation-date>
    <dc:date>2014-06-19T17:26:09.605619000</dc:date>
    <meta:editing-duration>PT4H17M4S</meta:editing-duration>
    <meta:editing-cycles>11</meta:editing-cycles>
    <meta:generator>LibreOffice/4.1.6.2$MacOSX_x86 LibreOffice_project/40ff705089295be5be0aae9b15123f687c05b0a</meta:generator>
    <meta:document-statistic meta:table-count="0" meta:image-count="0" meta:object-count="0" meta:page-count="3" meta:paragraph-count="125" meta:word-count="378" meta:character-count="1996" meta:non-whitespace-character-count="1863"/>
  </office:meta>
</office:document-meta>
</file>